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N_20_page_20_impaire_20__28_D_29_">
      <style:paragraph-properties fo:margin-left="0cm" fo:margin-right="0cm" fo:text-indent="0cm" style:auto-text-indent="false"/>
      <style:text-properties officeooo:rsid="01b6dc57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paragraph-properties fo:text-align="start" style:justify-single-word="false"/>
      <style:text-properties officeooo:paragraph-rsid="00d4df5c"/>
    </style:style>
    <style:style style:name="P14" style:family="paragraph" style:parent-style-name="Footer">
      <style:paragraph-properties fo:text-align="start" style:justify-single-word="false"/>
      <style:text-properties officeooo:paragraph-rsid="0211dd7e"/>
    </style:style>
    <style:style style:name="P15" style:family="paragraph" style:parent-style-name="Footer">
      <style:text-properties officeooo:paragraph-rsid="00d4df5c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30c4d7d"/>
    </style:style>
    <style:style style:name="P51" style:family="paragraph" style:parent-style-name="Footer">
      <style:text-properties officeooo:paragraph-rsid="008d016c"/>
    </style:style>
    <style:style style:name="P52" style:family="paragraph" style:parent-style-name="Footer">
      <style:text-properties officeooo:paragraph-rsid="010f7046"/>
    </style:style>
    <style:style style:name="P53" style:family="paragraph" style:parent-style-name="Footer">
      <style:text-properties officeooo:paragraph-rsid="01120261"/>
    </style:style>
    <style:style style:name="P54" style:family="paragraph" style:parent-style-name="Footer">
      <style:text-properties officeooo:rsid="0242edd8" officeooo:paragraph-rsid="0242edd8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d8520c"/>
    </style:style>
    <style:style style:name="P58" style:family="paragraph" style:parent-style-name="Footer">
      <style:text-properties officeooo:paragraph-rsid="002aa84d"/>
    </style:style>
    <style:style style:name="P59" style:family="paragraph" style:parent-style-name="Footer">
      <style:text-properties officeooo:rsid="001f8a2d" officeooo:paragraph-rsid="00bd36bc"/>
    </style:style>
    <style:style style:name="P60" style:family="paragraph" style:parent-style-name="Footer">
      <style:text-properties officeooo:rsid="001f8a2d" officeooo:paragraph-rsid="002b33ed"/>
    </style:style>
    <style:style style:name="P61" style:family="paragraph" style:parent-style-name="Footer">
      <style:text-properties officeooo:rsid="011350d1" officeooo:paragraph-rsid="011350d1"/>
    </style:style>
    <style:style style:name="P62" style:family="paragraph" style:parent-style-name="Footer">
      <style:text-properties officeooo:rsid="0096b4e2" officeooo:paragraph-rsid="0096b4e2"/>
    </style:style>
    <style:style style:name="P63" style:family="paragraph" style:parent-style-name="Footer">
      <style:text-properties officeooo:paragraph-rsid="0096b4e2"/>
    </style:style>
    <style:style style:name="P64" style:family="paragraph" style:parent-style-name="Footer">
      <style:text-properties officeooo:paragraph-rsid="02a682f9"/>
    </style:style>
    <style:style style:name="P65" style:family="paragraph" style:parent-style-name="_5f_Header_20_G_20_page_20_impaire_20__28_D_29_">
      <style:text-properties officeooo:paragraph-rsid="01259ec2"/>
    </style:style>
    <style:style style:name="P66" style:family="paragraph" style:parent-style-name="_5f_Header_20_G_20_page_20_impaire_20__28_D_29_">
      <style:text-properties officeooo:paragraph-rsid="00c87b35"/>
    </style:style>
    <style:style style:name="P6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_5f_Header_20_G_20_page_20_paire_20__28_G_29_">
      <style:paragraph-properties fo:text-align="start" style:justify-single-word="false"/>
    </style:style>
    <style:style style:name="P71" style:family="paragraph" style:parent-style-name="_5f_Header_20_G_20_page_20_paire_20__28_G_29_">
      <style:text-properties officeooo:paragraph-rsid="0334a5be"/>
    </style:style>
    <style:style style:name="P7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4" style:family="paragraph" style:parent-style-name="_5f_Header_20_N_20_page_20_impaire_20__28_D_29_">
      <style:paragraph-properties fo:text-align="start" style:justify-single-word="false"/>
    </style:style>
    <style:style style:name="P75" style:family="paragraph" style:parent-style-name="_5f_Header_20_N_20_page_20_impaire_20__28_D_29_">
      <style:text-properties officeooo:rsid="027aa87d" officeooo:paragraph-rsid="027aa87d"/>
    </style:style>
    <style:style style:name="P76" style:family="paragraph" style:parent-style-name="_5f_Header_20_N_20_page_20_impaire_20__28_D_29_">
      <style:text-properties officeooo:rsid="0277791e" officeooo:paragraph-rsid="0277791e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8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86" style:family="paragraph" style:parent-style-name="Header">
      <style:paragraph-properties fo:text-align="center" style:justify-single-word="false"/>
      <style:text-properties officeooo:paragraph-rsid="00ab054e"/>
    </style:style>
    <style:style style:name="P87" style:family="paragraph" style:parent-style-name="Header">
      <style:paragraph-properties fo:text-align="center" style:justify-single-word="false"/>
      <style:text-properties officeooo:paragraph-rsid="00c10aa6"/>
    </style:style>
    <style:style style:name="P88" style:family="paragraph" style:parent-style-name="Header">
      <style:paragraph-properties fo:text-align="start" style:justify-single-word="false"/>
      <style:text-properties officeooo:paragraph-rsid="0289fb01"/>
    </style:style>
    <style:style style:name="P89" style:family="paragraph" style:parent-style-name="Header">
      <style:paragraph-properties fo:text-align="start" style:justify-single-word="false"/>
      <style:text-properties officeooo:paragraph-rsid="0211dd7e"/>
    </style:style>
    <style:style style:name="P90" style:family="paragraph" style:parent-style-name="Header">
      <style:paragraph-properties fo:text-align="start" style:justify-single-word="false"/>
      <style:text-properties officeooo:paragraph-rsid="02a56131"/>
    </style:style>
    <style:style style:name="P9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Exemple_5f_sans_5f_Titre">
      <style:text-properties officeooo:paragraph-rsid="0211b5e5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Footer_20_page_20_paire_20__28_G_29_"/>
    <style:style style:name="P106" style:family="paragraph" style:parent-style-name="_5f_Paragraphe">
      <style:text-properties officeooo:paragraph-rsid="0216e1da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Réponse_5f_Elève">
      <style:text-properties officeooo:paragraph-rsid="0216e1da"/>
    </style:style>
    <style:style style:name="P110" style:family="paragraph" style:parent-style-name="_5f_Paragraphe_5f_Réponse_5f_Elève_5f_Droit" style:list-style-name=""/>
    <style:style style:name="P111" style:family="paragraph" style:parent-style-name="_5f_Paragraphe_5f_Réponse_5f_Elève_5f_Droit" style:list-style-name="">
      <style:text-properties officeooo:paragraph-rsid="0215639a"/>
    </style:style>
    <style:style style:name="P112" style:family="paragraph" style:parent-style-name="_5f_Paragraphe_5f_Réponse_5f_Elève_5f_Droit">
      <style:text-properties officeooo:paragraph-rsid="0216e1da"/>
    </style:style>
    <style:style style:name="P113" style:family="paragraph" style:parent-style-name="_5f_Paragraphe_5f_Réponse_5f_Elève_5f_Droit" style:list-style-name="">
      <style:paragraph-properties fo:text-align="start" style:justify-single-word="false"/>
      <style:text-properties officeooo:paragraph-rsid="0216e1da"/>
    </style:style>
    <style:style style:name="P114" style:family="paragraph" style:parent-style-name="_5f_Premier_5f_Titre_5f_Exercices_5f_avec_5f_Num_5f_Exo_5f_sans_5f_Titre" style:list-style-name="_5f_Numérotation_20_des_20_exercices" style:master-page-name="_33__5f_5_5f_SERIE_5f_N_5f_GAUCHE_5f_ET_5f_DROITE_5f_2COL">
      <style:paragraph-properties style:page-number="155" fo:break-before="auto" fo:break-after="auto"/>
    </style:style>
    <style:style style:name="P115" style:family="paragraph" style:parent-style-name="_5f_Titre_5f_Exercices_5f_avec_5f_Titre" style:list-style-name="_5f_Numérotation_20_des_20_exercices"/>
    <style:style style:name="P116" style:family="paragraph" style:parent-style-name="_5f_Titre_5f_Exercices_5f_avec_5f_Titre" style:list-style-name="_5f_Numérotation_20_des_20_exercices">
      <style:text-properties officeooo:paragraph-rsid="0216e1da"/>
    </style:style>
    <style:style style:name="P117" style:family="paragraph" style:parent-style-name="_5f_Titre_5f_Exercices_5f_sans_5f_Titre" style:list-style-name="_5f_Numérotation_20_des_20_exercices"/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text-align="cente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7fb241"/>
    </style:style>
    <style:style style:name="P127" style:family="paragraph">
      <loext:graphic-properties draw:fill="solid" draw:fill-color="#1ca2b8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officeooo:rsid="01b6dc57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 style:font-name="Bitstream Vera Sans" fo:font-size="10pt" fo:language="fr" fo:country="FR" fo:font-style="oblique" fo:font-weight="normal" officeooo:rsid="0211b5e5" style:letter-kerning="true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80" style:family="text">
      <style:text-properties officeooo:rsid="0211b5e5"/>
    </style:style>
    <style:style style:name="T181" style:family="text"/>
    <style:style style:name="T18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0" draw:style-name="gr14" draw:text-style-name="P128" svg:width="3.918cm" svg:height="1.031cm" draw:transform="rotate (0.0876155284501153) translate (0.137583333333333cm 0.342194444444444cm)">
        <draw:text-box>
          <text:p text:style-name="P122"><text:span text:style-name="T183">Fiche supplémentaire</text:span></text:p>
        </draw:text-box>
      </draw:frame>
      <draw:line text:anchor-type="page" text:anchor-page-number="1" draw:z-index="2" draw:name="Shape3_0" draw:style-name="gr15" draw:text-style-name="P122" svg:x1="8.789cm" svg:y1="1.325cm" svg:x2="20.977cm" svg:y2="1.366cm">
        <text:p/>
      </draw:line>
      <draw:frame text:anchor-type="page" text:anchor-page-number="1" draw:z-index="1" draw:name="Shape8_0" draw:style-name="gr16" draw:text-style-name="P125" svg:width="2.703cm" svg:height="0.715cm" draw:transform="rotate (0.0872664625997165) translate (1.32644444444444cm 1.21884722222222cm)">
        <draw:text-box>
          <text:p text:style-name="P122"><text:span text:style-name="T182">Série 5</text:span></text:p>
        </draw:text-box>
      </draw:frame>
      <draw:path text:anchor-type="page" text:anchor-page-number="1" draw:z-index="0" draw:name="Shape1" draw:style-name="gr17" draw:text-style-name="P12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147444146" text:style-name="_5f_Numérotation_20_des_20_exercices">
              <text:list-item text:start-value="1">
                <text:h text:style-name="P114" text:outline-level="1" text:restart-numbering="true" text:start-value="1"><text:span text:style-name="_5f_Caractères">Multiplie par 11, de tête.</text:span></text:h>
              </text:list-item>
            </text:list>
            <text:section text:style-name="Sect2" text:name="Section1">
              <text:section text:style-name="Sect1" text:name="Section2">
                <text:list xml:id="list230438160353426" text:continue-list="list2147444146" text:style-name="_5f_Numérotation_20_des_20_exercices">
                  <text:list-item>
                    <text:list>
                      <text:list-item text:start-value="1">
                        <text:p text:style-name="P107"><text:span text:style-name="_5f_Caractères">16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62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38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29 × 11 =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53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14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75 × 11 = </text:span><text:span text:style-name="_5f_pointillés_20_gris">..…......…</text:span></text:p>
                      </text:list-item>
                      <text:list-item>
                        <text:p text:style-name="P107"><text:span text:style-name="_5f_Caractères">97 × 11 = </text:span><text:span text:style-name="_5f_pointillés_20_gris">..…......…</text:span></text:p>
                      </text:list-item>
                    </text:list>
                  </text:list-item>
                </text:list>
              </text:section>
              <text:list xml:id="list230439917339603" text:continue-numbering="true" text:style-name="_5f_Numérotation_20_des_20_exercices">
                <text:list-item>
                  <text:h text:style-name="P117" text:outline-level="1"><text:span text:style-name="_5f_Caractères">Multiplie par 9, de tête.</text:span></text:h>
                </text:list-item>
              </text:list>
              <text:section text:style-name="Sect2" text:name="Section4">
                <text:section text:style-name="Sect1" text:name="Section3">
                  <text:list xml:id="list230438533282452" text:continue-numbering="true" text:style-name="_5f_Numérotation_20_des_20_exercices">
                    <text:list-item>
                      <text:list>
                        <text:list-item>
                          <text:p text:style-name="P107"><text:span text:style-name="_5f_Caractères">36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22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17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73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54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65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88 × 9 = </text:span><text:span text:style-name="_5f_pointillés_20_gris">..…......…</text:span></text:p>
                        </text:list-item>
                        <text:list-item>
                          <text:p text:style-name="P107"><text:span text:style-name="_5f_Caractères">49 × 9 = </text:span><text:span text:style-name="_5f_pointillés_20_gris">..…......…</text:span></text:p>
                        </text:list-item>
                      </text:list>
                    </text:list-item>
                  </text:list>
                </text:section>
                <text:list xml:id="list230439216096687" text:continue-numbering="true" text:style-name="_5f_Numérotation_20_des_20_exercices">
                  <text:list-item>
                    <text:h text:style-name="P116" text:outline-level="1"><text:span text:style-name="_5f_Caractères">Sans calculatrice !</text:span></text:h>
                  </text:list-item>
                </text:list>
                <text:h text:style-name="P106" text:outline-level="1"><text:span text:style-name="_5f_Caractères">On donne : 43 × 27 = 1 161. </text:span></text:h>
                <text:h text:style-name="P106" text:outline-level="1"><text:span text:style-name="_5f_Caractères">Utilise cette égalité pour trouver les résultats des six calculs ci-dessous sans poser les multiplica­tions. Détaille tes calculs.</text:span></text:h>
                <text:list xml:id="list230440063788821" text:continue-numbering="true" text:style-name="_5f_Numérotation_20_des_20_exercices">
                  <text:list-item>
                    <text:list>
                      <text:list-item>
                        <text:p text:style-name="P109"><text:span text:style-name="_5f_Caractères">43 × 28 = </text:span><text:span text:style-name="_5f_pointillés_20_gris">...…......…………...….……………………..</text:span></text:p>
                        <text:p text:style-name="P112"><text:span text:style-name="_5f_Caractères"><text:tab/> <text:s text:c="6"/>= </text:span><text:span text:style-name="_5f_pointillés_20_gris">……..………………………………………….</text:span></text:p>
                      </text:list-item>
                      <text:list-item>
                        <text:p text:style-name="P109"><text:span text:style-name="_5f_Caractères">43 × 26 = </text:span><text:span text:style-name="_5f_pointillés_20_gris">...…......…………...….……………………..</text:span></text:p>
                        <text:p text:style-name="P112"><text:span text:style-name="_5f_Caractères"><text:tab/> <text:s text:c="6"/>= </text:span><text:span text:style-name="_5f_pointillés_20_gris">……..………………………………………….</text:span></text:p>
                      </text:list-item>
                      <text:list-item>
                        <text:p text:style-name="P109"><text:span text:style-name="_5f_Caractères">42 × 27 = </text:span><text:span text:style-name="_5f_pointillés_20_gris">...…......…………...….……………………..</text:span></text:p>
                        <text:p text:style-name="P112"><text:span text:style-name="_5f_Caractères"><text:tab/> <text:s text:c="6"/>= </text:span><text:span text:style-name="_5f_pointillés_20_gris">……..………………………………………….</text:span></text:p>
                      </text:list-item>
                      <text:list-item>
                        <text:p text:style-name="P109"><text:span text:style-name="_5f_Caractères">44 × 27 = </text:span><text:span text:style-name="_5f_pointillés_20_gris">...…......…………...….……………………..</text:span></text:p>
                        <text:p text:style-name="P112"><text:span text:style-name="_5f_Caractères"><text:tab/> <text:s text:c="6"/>= </text:span><text:span text:style-name="_5f_pointillés_20_gris">……..………………………………………….</text:span></text:p>
                      </text:list-item>
                      <text:list-item>
                        <text:p text:style-name="P109"><text:span text:style-name="_5f_Caractères">43 × 127 = </text:span><text:span text:style-name="_5f_pointillés_20_gris">.…......…………...….……………………..</text:span></text:p>
                        <text:p text:style-name="P112"><text:span text:style-name="_5f_Caractères"><text:tab/> <text:s text:c="8"/>= </text:span><text:span text:style-name="_5f_pointillés_20_gris">…...………………………………………….</text:span></text:p>
                      </text:list-item>
                      <text:list-item>
                        <text:p text:style-name="P109"><text:span text:style-name="_5f_Caractères">143 × 27 = </text:span><text:span text:style-name="_5f_pointillés_20_gris">..…......…………...….……………………..</text:span></text:p>
                        <text:p text:style-name="P112"><text:span text:style-name="_5f_pointillés_20_gris"><text:tab/> <text:s text:c="7"/>= ……..…………………………..…………….</text:span></text:p>
                      </text:list-item>
                    </text:list>
                  </text:list-item>
                </text:list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p text:style-name="P113"><text:span text:style-name="_5f_pointillés_20_gris"/></text:p>
                <text:list xml:id="list230438639733370" text:continue-numbering="true" text:style-name="_5f_Numérotation_20_des_20_exercices">
                  <text:list-item>
                    <text:h text:style-name="P115" text:outline-level="1"><text:span text:style-name="_5f_Caractères">Multiplier par 99, 98, 101, 102, …</text:span></text:h>
                  </text:list-item>
                </text:list>
                <text:h text:style-name="_5f_Paragraphe_5f_Exemple_5f_avec_5f_Titre" text:outline-level="1"><text:span text:style-name="_5f_Caractères_5f_gras">Exemple n°1 :</text:span></text:h>
                <text:h text:style-name="_5f_Paragraphe_5f_Exemple_5f_sans_5f_Titre" text:outline-level="1"><text:span text:style-name="_5f_Caractères">Calculer de tête 15 × 99 :</text:span></text:h>
                <text:h text:style-name="_5f_Paragraphe_5f_Exemple_5f_sans_5f_Titre" text:outline-level="1"><text:span text:style-name="_5f_Caractères">99 = 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, donc multiplier par 99 , c'est multi­plier par (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).</text:span></text:h>
                <text:h text:style-name="_5f_Paragraphe_5f_Exemple_5f_sans_5f_Titre" text:outline-level="1"><text:span text:style-name="_5f_Caractères">Donc pour calculer de tête 15 × 99, <text:s/>on peut faire :</text:span></text:h>
                <text:h text:style-name="P101" text:outline-level="1"><text:span text:style-name="_5f_Caractères">15 × 99 </text:span><text:span text:style-name="_5f_Caractères"><text:span text:style-name="T180">= </text:span></text:span><text:span text:style-name="_5f_Caractères">15 × (</text:span><text:span text:style-name="_5f_Caractères_5f_gras_5f_Rouge_5f_Italique">100</text:span><text:span text:style-name="_5f_Caractères"> – </text:span><text:span text:style-name="_5f_Caractères_5f_gras_5f_Vert_5f_Italique">1</text:span><text:span text:style-name="_5f_Caractères">) </text:span><text:span text:style-name="_5f_Caractères"><text:span text:style-name="T180">= </text:span></text:span><text:span text:style-name="_5f_Caractères">(15 × </text:span><text:span text:style-name="_5f_Caractères_5f_gras_5f_Rouge_5f_Italique">100</text:span><text:span text:style-name="_5f_Caractères">) – (15 × </text:span><text:span text:style-name="_5f_Caractères_5f_gras_5f_Vert_5f_Italique">1</text:span><text:span text:style-name="_5f_Caractères">) </text:span><text:span text:style-name="_5f_Caractères"><text:span text:style-name="T180">= </text:span></text:span><text:span text:style-name="_5f_Caractères">1 500 <text:s/>– 15 </text:span><text:span text:style-name="_5f_Caractères"><text:span text:style-name="T180">= </text:span></text:span><text:span text:style-name="_5f_Caractères">1 485</text:span></text:h>
                <text:h text:style-name="_5f_Paragraphe_5f_Exemple_5f_avec_5f_Titre" text:outline-level="1"><text:span text:style-name="_5f_Caractères_5f_gras">Exemple n°2 :</text:span></text:h>
                <text:h text:style-name="_5f_Paragraphe_5f_Exemple_5f_sans_5f_Titre" text:outline-level="1"><text:span text:style-name="_5f_Caractères">Calculer de tête 15 × 102 :</text:span></text:h>
                <text:h text:style-name="_5f_Paragraphe_5f_Exemple_5f_sans_5f_Titre" text:outline-level="1"><text:span text:style-name="_5f_Caractères">102 = </text:span><text:span text:style-name="_5f_Caractères_5f_gras_5f_Rouge_5f_Italique">100</text:span><text:span text:style-name="_5f_Caractères"> + </text:span><text:span text:style-name="_5f_Caractères_5f_gras_5f_Vert_5f_Italique">2</text:span><text:span text:style-name="_5f_Caractères">, donc multiplier par 102 , c'est mul­tiplier par (</text:span><text:span text:style-name="_5f_Caractères_5f_gras_5f_Rouge_5f_Italique">100</text:span><text:span text:style-name="_5f_Caractères"> </text:span><text:span text:style-name="_5f_Caractères"><text:span text:style-name="T179">+</text:span></text:span><text:span text:style-name="_5f_Caractères"> </text:span><text:span text:style-name="_5f_Caractères_5f_gras_5f_Vert_5f_Italique">2</text:span><text:span text:style-name="_5f_Caractères">).</text:span></text:h>
                <text:h text:style-name="_5f_Paragraphe_5f_Exemple_5f_sans_5f_Titre" text:outline-level="1"><text:span text:style-name="_5f_Caractères">Donc pour calculer de tête 15 × 102, on peut faire :</text:span></text:h>
                <text:h text:style-name="P101" text:outline-level="1"><text:span text:style-name="_5f_Caractères">15 × 102  15 × (</text:span><text:span text:style-name="_5f_Caractères_5f_gras_5f_Rouge_5f_Italique">100</text:span><text:span text:style-name="_5f_Caractères"> + </text:span><text:span text:style-name="_5f_Caractères_5f_gras_5f_Vert_5f_Italique">2</text:span><text:span text:style-name="_5f_Caractères">) <text:line-break/> (15 × </text:span><text:span text:style-name="_5f_Caractères_5f_gras_5f_Rouge_5f_Italique">100</text:span><text:span text:style-name="_5f_Caractères">) + (15 × </text:span><text:span text:style-name="_5f_Caractères_5f_gras_5f_Vert_5f_Italique">2</text:span><text:span text:style-name="_5f_Caractères">) </text:span><text:span text:style-name="_5f_Caractères"><text:span text:style-name="T180">= </text:span></text:span><text:span text:style-name="_5f_Caractères">1 500 <text:s/>+ 30 </text:span><text:span text:style-name="_5f_Caractères"><text:span text:style-name="T180">= </text:span></text:span><text:span text:style-name="_5f_Caractères">1 530</text:span></text:h>
                <text:h text:style-name="_5f_Paragraphe_5f_Exemple_5f_sans_5f_Titre" text:outline-level="1"><text:span text:style-name="_5f_Caractères">Utilise l’une des deux méthodes ci-dessus pour cal­culer de tête :</text:span></text:h>
                <text:list xml:id="list230438511993944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37 × 9 = </text:span><text:span text:style-name="_5f_pointillés_20_gris">………………..…......…………...….……….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………..………………………………...</text:span></text:p>
                <text:list xml:id="list230438675151641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48 × 98 = </text:span><text:span text:style-name="_5f_pointillés_20_gris">……………..…......…………...….………..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….……..……………………………...</text:span></text:p>
                <text:list xml:id="list230439562806232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25 × 99 = </text:span><text:span text:style-name="_5f_pointillés_20_gris">……………..…......…………...….………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...………..…………………………...</text:span></text:p>
                <text:list xml:id="list230438608910748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3 × 999 = </text:span><text:span text:style-name="_5f_pointillés_20_gris">……………..…......…………...….………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..………..…………………………...</text:span></text:p>
                <text:list xml:id="list230439821485864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02 × 49 = </text:span><text:span text:style-name="_5f_pointillés_20_gris">……………..…......…………...….………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..………..…………………………...</text:span></text:p>
                <text:list xml:id="list230438275816508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2 × 28 = </text:span><text:span text:style-name="_5f_pointillés_20_gris">………………..…......…………...….……….</text:span></text:p>
                      </text:list-item>
                    </text:list>
                  </text:list-item>
                </text:list>
                <text:p text:style-name="P111"><text:span text:style-name="_5f_Caractères">= </text:span><text:span text:style-name="_5f_pointillés_20_gris">…………..……..………………………………</text:span></text:p>
                <text:p text:style-name="P111"><text:span text:style-name="_5f_pointillés_20_gris"/></text:p>
                <text:list xml:id="list230440135699317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01 × 38 = </text:span><text:span text:style-name="_5f_pointillés_20_gris">……………..…......…………...….………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..………..…………………………...</text:span></text:p>
                <text:list xml:id="list230438323933254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48 × 9 = </text:span><text:span text:style-name="_5f_pointillés_20_gris">………………..…......…………...….……….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………..………………………………...</text:span></text:p>
                <text:list xml:id="list230438796950050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277 × 998 = </text:span><text:span text:style-name="_5f_pointillés_20_gris">…………..…......…………...….………..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.………..…………………………...</text:span></text:p>
                <text:list xml:id="list230439864779671" text:continue-numbering="true" text:style-name="_5f_Numérotation_20_des_20_exercices">
                  <text:list-item>
                    <text:list>
                      <text:list-item>
                        <text:p text:style-name="P107"><text:span text:style-name="_5f_Caractères">125 × 18 = </text:span><text:span text:style-name="_5f_pointillés_20_gris">……………..…......…………...….………..</text:span></text:p>
                      </text:list-item>
                    </text:list>
                  </text:list-item>
                </text:list>
                <text:p text:style-name="P110"><text:span text:style-name="_5f_Caractères">= </text:span><text:span text:style-name="_5f_pointillés_20_gris">………….……..…………………………...</text:span></text:p>
                <text:list xml:id="list230439402298944" text:continue-numbering="true" text:style-name="_5f_Numérotation_20_des_20_exercices">
                  <text:list-header>
                    <text:h text:style-name="P115" text:outline-level="1"><text:span text:style-name="_5f_pointillés_20_gris"/></text:h>
                  </text:list-header>
                </text:list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impaire_20__28_D_29_">
      <style:paragraph-properties fo:margin-left="0cm" fo:margin-right="0cm" fo:text-indent="0cm" style:auto-text-indent="false"/>
      <style:text-properties officeooo:rsid="01b6dc57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0d4df5c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4" style:family="paragraph" style:parent-style-name="_5f_Header_20_N_20_page_20_impaire_20__28_D_29_">
      <style:paragraph-properties fo:text-align="start" style:justify-single-word="false"/>
    </style:style>
    <style:style style:name="MP15" style:family="paragraph" style:parent-style-name="Footer">
      <style:text-properties officeooo:paragraph-rsid="00d4df5c"/>
    </style:style>
    <style:style style:name="MP1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7" style:family="paragraph">
      <style:paragraph-properties fo:text-align="center"/>
    </style:style>
    <style:style style:name="MP18" style:family="paragraph">
      <loext:graphic-properties draw:fill="solid" draw:fill-color="#d7e12c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5" style:family="paragraph" style:parent-style-name="Footer">
      <style:text-properties officeooo:paragraph-rsid="00863005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 style:parent-style-name="Header">
      <style:paragraph-properties fo:text-align="start" style:justify-single-word="false"/>
      <style:text-properties officeooo:paragraph-rsid="0289fb01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" style:family="text">
      <style:text-properties officeooo:rsid="01b6dc57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1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2" style:family="text">
      <style:text-properties officeooo:rsid="00b5d2d1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18" style:family="text">
      <style:text-properties officeooo:rsid="015f088a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3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6" style:family="text">
      <style:text-properties officeooo:rsid="0160d7ef"/>
    </style:style>
    <style:style style:name="MT27" style:family="text">
      <style:text-properties officeooo:rsid="02735980"/>
    </style:style>
    <style:style style:name="MT28" style:family="text">
      <style:text-properties officeooo:rsid="02757f12"/>
    </style:style>
    <style:style style:name="MT29" style:family="text">
      <style:text-properties officeooo:rsid="0272f9e5"/>
    </style:style>
    <style:style style:name="MT30" style:family="text">
      <style:text-properties officeooo:rsid="026ec296"/>
    </style:style>
    <style:style style:name="MT31" style:family="text">
      <style:text-properties officeooo:rsid="0268e0aa"/>
    </style:style>
    <style:style style:name="MT32" style:family="text">
      <style:text-properties officeooo:rsid="0072f07f"/>
    </style:style>
    <style:style style:name="MT3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35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Distributivité</text:span><text:span text:style-name="MT2"> </text:span></text:p>
      </style:header>
      <style:header-left>
        <text:p text:style-name="MP1"><text:s/></text:p>
      </style:header-left>
      <style:footer>
        <text:h text:style-name="_5f_Footer_20_page_20_impaire_20__28_D_29_" text:outline-level="1"><draw:frame draw:style-name="Mfr1" draw:name="Frame1221" text:anchor-type="paragraph" svg:y="-0.06cm" draw:z-index="4"><draw:text-box fo:min-height="0.499cm" fo:min-width="7.096cm"><draw:frame draw:style-name="Mfr2" draw:name="Frame279" text:anchor-type="frame" svg:x="0.45cm" svg:y="0.079cm" svg:width="0.817cm" draw:z-index="5"><draw:text-box fo:min-height="0.355cm"><text:p text:style-name="MP2"><draw:g text:anchor-type="paragraph" draw:z-index="95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155</text:page-number></text:p></draw:text-box></draw:frame><text:p text:style-name="MP4"><text:span text:style-name="MT3">calculer</text:span><text:span text:style-name="MT4"> : </text:span><text:span text:style-name="MT5">distributivité</text:span></text:p></draw:text-box></draw:frame></text:h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">Calculer : </text:span><text:span text:style-name="MT9">Critères de divisibilité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9">Critères de divisibilité</text:span><text:span text:style-name="MT2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7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10">critères de divisibilité</text:span></text:p></draw:text-box></draw:frame><draw:g text:anchor-type="paragraph" draw:z-index="8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1">G</text:span>éométrie plane : Parallèles, perpendiculaires,<text:line-break/> distances</text:p>
      </style:header>
      <style:header-left>
        <text:p text:style-name="MP10"><text:s/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16">parallèles, perpendiculaires, </text:span><text:span text:style-name="MT17">distances</text:span></text:h></draw:text-box></draw:frame><draw:g text:anchor-type="paragraph" draw:z-index="9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18">G</text:span>éométrie plane : Parallèles, perpendiculaires, distances</text:h></draw:text-box></draw:frame><draw:g text:anchor-type="paragraph" draw:z-index="10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">Calculer : </text:span><text:span text:style-name="MT19">Diviser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19">Diviser</text:span><text:span text:style-name="MT2"> </text:span></text:p>
      </style:header-left>
      <style:footer>
        <text:p text:style-name="MP13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101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0">diviser</text:span></text:p></draw:text-box></draw:frame></text:p>
      </style:footer>
      <style:footer-left>
        <text:p text:style-name="MP13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0">diviser</text:span></text:p></draw:text-box></draw:frame><draw:g text:anchor-type="paragraph" draw:z-index="92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9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0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4">Calculer : <text:span text:style-name="MT21">Multiplier</text:span> </text:p>
      </style:header>
      <style:header-left>
        <text:p text:style-name="MP14">Calculer : <text:span text:style-name="MT21">Multiplier</text:span> </text:p>
      </style:header-left>
      <style:footer>
        <text:p text:style-name="MP13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87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2">Multiplier</text:span></text:p></draw:text-box></draw:frame></text:p>
      </style:footer>
      <style:footer-left>
        <text:p text:style-name="MP13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2">Multiplier</text:span></text:p></draw:text-box></draw:frame><draw:g text:anchor-type="paragraph" draw:z-index="88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4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3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3" draw:name="Frame321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0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1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6"><draw:line text:anchor-type="paragraph" draw:z-index="75" draw:name="Shape3_10" draw:style-name="Mgr5" draw:text-style-name="MP17" svg:x1="10.308cm" svg:y1="0.388cm" svg:x2="20.496cm" svg:y2="0.36cm"><text:p/></draw:line><draw:path text:anchor-type="paragraph" draw:z-index="76" draw:name="Shape1_6" draw:style-name="Mgr6" draw:text-style-name="MP18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header-left>
        <text:p text:style-name="MP16"><draw:path text:anchor-type="paragraph" draw:z-index="78" draw:name="Shape1_9" draw:style-name="Mgr6" draw:text-style-name="MP18" svg:width="4.329cm" svg:height="2.238cm" svg:x="-1.5cm" svg:y="-1.001cm" svg:viewBox="0 0 4330 2239" svg:d="M0 2239l3984-288c209-15 363-167 345-342l-170-1609h-4159z"><text:p/></draw:path><draw:line text:anchor-type="paragraph" draw:z-index="79" draw:name="Shape3_27" draw:style-name="Mgr5" draw:text-style-name="MP17" svg:x1="10.308cm" svg:y1="0.388cm" svg:x2="20.496cm" svg:y2="0.36cm"><text:p/></draw:line><text:span text:style-name="MT23">Fractions</text:span><text:span text:style-name="MT24"> : </text:span><text:span text:style-name="MT25">Problèmes</text:span><text:span text:style-name="MT24"> </text:span></text:p>
      </style:header-left>
      <style:footer>
        <text:p text:style-name="MP13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77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72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3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0"><draw:line text:anchor-type="paragraph" draw:z-index="67" draw:name="Shape3_9" draw:style-name="Mgr5" draw:text-style-name="MP17" svg:x1="10.37cm" svg:y1="0.365cm" svg:x2="20.496cm" svg:y2="0.36cm"><text:p/></draw:line><draw:path text:anchor-type="paragraph" draw:z-index="68" draw:name="Shape1_4" draw:style-name="Mgr6" draw:text-style-name="MP18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>
      <style:header-left>
        <text:p text:style-name="MP20"><draw:line text:anchor-type="paragraph" draw:z-index="70" draw:name="Shape3_26" draw:style-name="Mgr5" draw:text-style-name="MP17" svg:x1="10.37cm" svg:y1="0.365cm" svg:x2="20.496cm" svg:y2="0.36cm"><text:p/></draw:line><draw:path text:anchor-type="paragraph" draw:z-index="71" draw:name="Shape1_8" draw:style-name="Mgr6" draw:text-style-name="MP18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-left>
      <style:footer>
        <text:p text:style-name="MP13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69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4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2"><draw:line text:anchor-type="paragraph" draw:z-index="61" draw:name="Shape3_8" draw:style-name="Mgr5" draw:text-style-name="MP17" svg:x1="17.736cm" svg:y1="0.376cm" svg:x2="20.496cm" svg:y2="0.36cm"><text:p/></draw:line><text:span text:style-name="MT28">Fractions</text:span> : <text:span text:style-name="MT28">Fractions, décimaux et comparaison</text:span></text:p>
      </style:header>
      <style:header-left>
        <text:p text:style-name="MP22"><draw:line text:anchor-type="paragraph" draw:z-index="63" draw:name="Shape3_25" draw:style-name="Mgr5" draw:text-style-name="MP17" svg:x1="17.736cm" svg:y1="0.376cm" svg:x2="20.496cm" svg:y2="0.36cm"><text:p/></draw:line><text:span text:style-name="MT28">Fractions</text:span> : <text:span text:style-name="MT28">Fractions, décimaux et comparaison</text:span></text:p>
      </style:header-left>
      <style:footer>
        <text:p text:style-name="MP13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62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8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9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4"><draw:line text:anchor-type="paragraph" draw:z-index="55" draw:name="Shape3_24" draw:style-name="Mgr5" draw:text-style-name="MP17" svg:x1="11.52cm" svg:y1="0.376cm" svg:x2="20.496cm" svg:y2="0.36cm"><text:p/></draw:line><text:span text:style-name="MT29">Fractions</text:span> : <text:span text:style-name="MT29">Droite graduée</text:span></text:p>
      </style:header>
      <style:header-left>
        <text:p text:style-name="MP24"><draw:line text:anchor-type="paragraph" draw:z-index="57" draw:name="Shape3_28" draw:style-name="Mgr5" draw:text-style-name="MP17" svg:x1="11.52cm" svg:y1="0.376cm" svg:x2="20.496cm" svg:y2="0.36cm"><text:p/></draw:line><text:span text:style-name="MT29">Fractions</text:span> : <text:span text:style-name="MT29">Droite graduée</text:span></text:p>
      </style:header-left>
      <style:footer>
        <text:p text:style-name="MP13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56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2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2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3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6"><draw:line text:anchor-type="paragraph" draw:z-index="47" draw:name="Shape3_14" draw:style-name="Mgr5" draw:text-style-name="MP17" svg:x1="12.876cm" svg:y1="0.392cm" svg:x2="20.496cm" svg:y2="0.36cm"><text:p/></draw:line><draw:path text:anchor-type="paragraph" draw:z-index="48" draw:name="Shape1_3" draw:style-name="Mgr6" draw:text-style-name="MP18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>
      <style:header-left>
        <text:p text:style-name="MP26"><draw:line text:anchor-type="paragraph" draw:z-index="50" draw:name="Shape3_23" draw:style-name="Mgr5" draw:text-style-name="MP17" svg:x1="12.876cm" svg:y1="0.392cm" svg:x2="20.496cm" svg:y2="0.36cm"><text:p/></draw:line><draw:path text:anchor-type="paragraph" draw:z-index="51" draw:name="Shape1_7" draw:style-name="Mgr6" draw:text-style-name="MP18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-left>
      <style:footer>
        <text:p text:style-name="MP13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49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44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45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8"><draw:path text:anchor-type="paragraph" draw:z-index="40" draw:name="Shape1_1" draw:style-name="Mgr6" draw:text-style-name="MP18" svg:width="4.329cm" svg:height="2.238cm" svg:x="-1.8cm" svg:y="-8.982cm" svg:viewBox="0 0 4330 2239" svg:d="M0 2239l3984-288c209-15 363-167 345-342l-170-1609h-4159z"><text:p/></draw:path><draw:line text:anchor-type="paragraph" draw:z-index="41" draw:name="Shape3_13" draw:style-name="Mgr5" draw:text-style-name="MP17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8"><draw:path text:anchor-type="paragraph" draw:z-index="42" draw:name="Shape1_5" draw:style-name="Mgr6" draw:text-style-name="MP18" svg:width="4.329cm" svg:height="2.238cm" svg:x="-1.8cm" svg:y="-8.982cm" svg:viewBox="0 0 4330 2239" svg:d="M0 2239l3984-288c209-15 363-167 345-342l-170-1609h-4159z"><text:p/></draw:path><draw:line text:anchor-type="paragraph" draw:z-index="43" draw:name="Shape3_21" draw:style-name="Mgr5" draw:text-style-name="MP17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13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9"><text:span text:style-name="MT2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7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8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0"><draw:line text:anchor-type="paragraph" draw:z-index="34" draw:name="Shape3_6" draw:style-name="Mgr5" draw:text-style-name="MP17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30"><draw:line text:anchor-type="paragraph" draw:z-index="36" draw:name="Shape3_5" draw:style-name="Mgr5" draw:text-style-name="MP17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13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5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2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1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2"><draw:line text:anchor-type="paragraph" draw:z-index="27" draw:name="Shape3_2" draw:style-name="Mgr5" draw:text-style-name="MP17" svg:x1="16.083cm" svg:y1="0.383cm" svg:x2="20.496cm" svg:y2="0.36cm"><text:p/></draw:line>Nombres entiers et décimaux : Numération</text:p>
      </style:header>
      <style:header-left>
        <text:p text:style-name="MP32"><draw:line text:anchor-type="paragraph" draw:z-index="29" draw:name="Shape3_3" draw:style-name="Mgr5" draw:text-style-name="MP17" svg:x1="16.083cm" svg:y1="0.383cm" svg:x2="20.496cm" svg:y2="0.36cm"><text:p/></draw:line>Nombres entiers et décimaux : Numération</text:p>
      </style:header-left>
      <style:footer>
        <text:p text:style-name="MP13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26">N</text:span>ombres entiers et décimaux : numération</text:p></draw:text-box></draw:frame><draw:g text:anchor-type="paragraph" draw:z-index="28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26">N</text:span>ombres entiers et décimaux : numération</text:p></draw:text-box></draw:frame><draw:g text:anchor-type="paragraph" draw:z-index="30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4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9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4"><draw:line text:anchor-type="paragraph" draw:z-index="21" draw:name="Shape3_15" draw:style-name="Mgr5" draw:text-style-name="MP17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>
      <style:header-left>
        <text:p text:style-name="MP34"><draw:line text:anchor-type="paragraph" draw:z-index="23" draw:name="Shape3_19" draw:style-name="Mgr5" draw:text-style-name="MP17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-left>
      <style:footer>
        <text:p text:style-name="MP13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2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Character_5f_20_5f_style"><text:span text:style-name="MT33">×</text:span></text:span><text:span text:style-name="MT3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8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9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6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4"><draw:line text:anchor-type="paragraph" draw:z-index="11" draw:name="Shape3_22" draw:style-name="Mgr7" draw:text-style-name="MP17" svg:x1="16.575cm" svg:y1="0cm" svg:x2="19.073cm" svg:y2="0cm"><text:p/></draw:line><text:span text:style-name="MT24">Nombres entiers et décimaux : </text:span><text:span text:style-name="MT37">La droite graduée</text:span></text:p>
      </style:header>
      <style:header-left>
        <text:p text:style-name="MP34"><draw:line text:anchor-type="paragraph" draw:z-index="13" draw:name="Shape3_37" draw:style-name="Mgr5" draw:text-style-name="MP17" svg:x1="17.999cm" svg:y1="0.36cm" svg:x2="20.497cm" svg:y2="0.36cm"><text:p/></draw:line><text:span text:style-name="MT24">Nombres entiers et décimaux : </text:span><text:span text:style-name="MT37">La droite graduée</text:span></text:p>
      </style:header-left>
      <style:footer>
        <text:p text:style-name="MP13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12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MT38">la droite graduée</text:span></text:p></draw:text-box></draw:frame></text:p>
      </style:footer>
      <style:footer-left>
        <text:p text:style-name="MP13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14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">N</text:span><text:span text:style-name="MT35">ombres entiers et décimaux : </text:span><text:span text:style-name="MT38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98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">Calculer : </text:span><text:span text:style-name="MT39">Priorités opératoires</text:span><text:span text:style-name="MT2"> </text:span></text:p>
      </style:header>
      <style:header-left>
        <text:p text:style-name="_5f_Header_20_N_20_page_20_impaire_20__28_D_29_"><text:span text:style-name="MT2">Calculer : </text:span><text:span text:style-name="MT39">Priorités opératoires</text:span><text:span text:style-name="MT2"> </text:span></text:p>
      </style:header-left>
      <style:footer>
        <text:p text:style-name="MP13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100" draw:name="Shape4_6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40">priorités opératoires</text:span></text:p></draw:text-box></draw:frame></text:p>
      </style:footer>
      <style:footer-left>
        <text:p text:style-name="MP13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40">priorités opératoires</text:span></text:p></draw:text-box></draw:frame><draw:g text:anchor-type="paragraph" draw:z-index="99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32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3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9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7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Résoudre des problèmes</text:p></draw:text-box></draw:frame><draw:g text:anchor-type="paragraph" draw:z-index="328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4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5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91" draw:style-name="Mgr1"><draw:path draw:style-name="Mgr3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13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322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3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9" draw:name="Shape4_7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20" draw:name="Shape4_75" draw:style-name="Mgr1"><draw:path draw:style-name="Mgr3" draw:text-style-name="MP38" svg:width="0.855cm" svg:height="1.172cm" svg:x="-0.268cm" svg:y="-0.175cm" svg:viewBox="0 0 856 1173" svg:d="M856 1173h-856v-991c0-100 79-182 175-182h505c97 0 176 82 176 182z"><text:p/></draw:path></draw:g><draw:g text:anchor-type="paragraph" draw:z-index="321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13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7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18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5" draw:name="Shape3_7" draw:style-name="Mgr8" draw:text-style-name="MP17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16" draw:name="Shape3_29" draw:style-name="Mgr8" draw:text-style-name="MP17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14" draw:name="Shape3_33" draw:style-name="Mgr8" draw:text-style-name="MP17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13" draw:name="Shape3_35" draw:style-name="Mgr8" draw:text-style-name="MP17" svg:x1="11.344cm" svg:y1="0.358cm" svg:x2="20.497cm" svg:y2="0.36cm"><text:p/></draw:line><text:span text:style-name="MT62">Angles </text:span>: Nommer un angle</text:p>
      </style:header>
      <style:footer>
        <text:p text:style-name="MP13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10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09" draw:name="Shape3_30" draw:style-name="Mgr8" draw:text-style-name="MP17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8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06" draw:name="Shape3_31" draw:style-name="Mgr8" draw:text-style-name="MP17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07" draw:name="Shape3_32" draw:style-name="Mgr8" draw:text-style-name="MP17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3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01" draw:name="Shape3_34" draw:style-name="Mgr8" draw:text-style-name="MP17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02" draw:name="Shape3_36" draw:style-name="Mgr8" draw:text-style-name="MP17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5"><draw:line text:anchor-type="paragraph" draw:z-index="298" draw:name="Shape3_12" draw:style-name="Mgr5" draw:text-style-name="MP17" svg:x1="10.308cm" svg:y1="0.388cm" svg:x2="20.496cm" svg:y2="0.36cm"><text:p/></draw:line><draw:path text:anchor-type="paragraph" draw:z-index="299" draw:name="Shape1_2" draw:style-name="Mgr6" draw:text-style-name="MP18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footer>
        <text:p text:style-name="MP13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300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6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5" draw:name="Shape3_4" draw:style-name="Mgr9" draw:text-style-name="MP17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97" draw:name="Shape3_18" draw:style-name="Mgr9" draw:text-style-name="MP17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3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96" draw:name="Shape4_10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92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93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90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91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3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draw:g text:anchor-type="paragraph" draw:z-index="288" draw:name="Shape4_73" draw:style-name="Mgr1"><draw:path draw:style-name="Mgr3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89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Proportionnalité et pourcentages : proportionalité</text:p></draw:text-box></draw:frame><draw:g text:anchor-type="paragraph" draw:z-index="286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: </text:p></draw:text-box></draw:frame><draw:g text:anchor-type="paragraph" draw:z-index="287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3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84" draw:name="Shape4_9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285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81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82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3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78" draw:name="Shape4_94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79" draw:name="Shape4_9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80" draw:name="Shape4_96" draw:style-name="Mgr1"><draw:path draw:style-name="Mgr10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5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6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72" draw:name="Shape3_11" draw:style-name="Mgr9" draw:text-style-name="MP17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74" draw:name="Shape3_20" draw:style-name="Mgr9" draw:text-style-name="MP17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3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73" draw:name="Shape4_11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9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0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66" draw:name="Shape3_16" draw:style-name="Mgr9" draw:text-style-name="MP17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268" draw:name="Shape3_17" draw:style-name="Mgr9" draw:text-style-name="MP17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3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67" draw:name="Shape4_107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3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4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61" draw:name="Shape4_10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262" draw:name="Shape4_122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8"> </text:span></text:p></draw:text-box></draw:frame><draw:g text:anchor-type="paragraph" draw:z-index="260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3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Conversions d’unités : longueurs</text:p></draw:text-box></draw:frame><draw:g text:anchor-type="paragraph" draw:z-index="257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58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59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longueurs</text:span><text:span text:style-name="MT8"> </text:span></text:p></draw:text-box></draw:frame><draw:g text:anchor-type="paragraph" draw:z-index="254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5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8"> </text:span></text:p></draw:text-box></draw:frame><draw:g text:anchor-type="paragraph" draw:z-index="251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12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8"> </text:span></text:p></draw:text-box></draw:frame><draw:g text:anchor-type="paragraph" draw:z-index="248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49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3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50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8"> </text:span></text:p></draw:text-box></draw:frame><draw:g text:anchor-type="paragraph" draw:z-index="245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6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3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8"> </text:span></text:p></draw:text-box></draw:frame><draw:g text:anchor-type="paragraph" draw:z-index="244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41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2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3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9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40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236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7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3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8"> </text:span></text:p></draw:text-box></draw:frame><draw:g text:anchor-type="paragraph" draw:z-index="234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35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231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2" draw:name="Shape4_1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3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30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8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1">Conversions d’unités </text:span><text:span text:style-name="MT8">: </text:span><text:span text:style-name="MT111">problèmes</text:span></text:p></draw:text-box></draw:frame><draw:g text:anchor-type="paragraph" draw:z-index="229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13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6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3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227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23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4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13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22" draw:name="Shape4_157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14">Assembler et décomposer</text:span></text:p>
      </style:header>
      <style:footer>
        <text:p text:style-name="MP13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220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21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, </text:span><text:span text:style-name="MT116">partie 1</text:span><text:span text:style-name="MT15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8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9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22">coder</text:span></text:p>
      </style:header>
      <style:footer>
        <text:p text:style-name="MP13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216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5">Géométrie plane, </text:span><text:span text:style-name="MT116">partie 1</text:span><text:span text:style-name="MT15"> : </text:span><text:span text:style-name="MT123">coder</text:span></text:p></draw:text-box></draw:frame><draw:g text:anchor-type="paragraph" draw:z-index="217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4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5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>
      <style:footer>
        <text:p text:style-name="MP13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12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6">Parallèles, perpendiculaires, </text:span><text:span text:style-name="MT17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draw:g text:anchor-type="paragraph" draw:z-index="213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10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11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1">Géométrie plane</text:span> : <text:span text:style-name="MT125">Milieu, alignement, </text:span><text:span text:style-name="MT126">appartenance</text:span></text:p>
      </style:header>
      <style:footer>
        <text:p text:style-name="MP13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08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09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6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7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1">Géométrie plane</text:span> : <text:span text:style-name="MT11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04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05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2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203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13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00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01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">Repères du plan : Se </text:span><text:span text:style-name="MT136">déplacer</text:span></text:p></draw:text-box></draw:frame><draw:g text:anchor-type="paragraph" draw:z-index="198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199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13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96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97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Repères du plan : Se repérer</text:p></draw:text-box></draw:frame><draw:g text:anchor-type="paragraph" draw:z-index="194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Repères du plan : se repérer</text:p></draw:text-box></draw:frame><draw:g text:anchor-type="paragraph" draw:z-index="195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93" draw:name="Shape4_17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186" draw:name="Shape7_8" draw:style-name="Mgr9" draw:text-style-name="MP17" svg:x1="9.042cm" svg:y1="0.36cm" svg:x2="20.461cm" svg:y2="0.36cm"><text:p/></draw:line><draw:path text:anchor-type="paragraph" draw:z-index="187" draw:name="Shape5_1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88" draw:name="Shape6_2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190" draw:name="Shape7_9" draw:style-name="Mgr9" draw:text-style-name="MP17" svg:x1="9.042cm" svg:y1="0.36cm" svg:x2="20.461cm" svg:y2="0.36cm"><text:p/></draw:line><draw:path text:anchor-type="paragraph" draw:z-index="191" draw:name="Shape5_2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92" draw:name="Shape6_5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89" draw:name="Shape8_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13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85" draw:name="Shape4_178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82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83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13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81" draw:name="Shape4_169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8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9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5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13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74" draw:name="Shape4_173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167" draw:name="Shape5_3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68" draw:name="Shape6_3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line text:anchor-type="paragraph" draw:z-index="169" draw:name="Shape7_6" draw:style-name="Mgr9" draw:text-style-name="MP17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171" draw:name="Shape5_4" draw:style-name="Mgr11" draw:text-style-name="MP79" svg:width="4.329cm" svg:height="2.24cm" svg:x="-1.499cm" svg:y="-1cm" svg:viewBox="0 0 4330 2241" svg:d="M0 2241l3984-288c209-15 363-168 345-342l-170-1611h-4159z"><text:p/></draw:path><draw:frame text:anchor-type="paragraph" draw:z-index="172" draw:name="Shape6_4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line text:anchor-type="paragraph" draw:z-index="173" draw:name="Shape7_3" draw:style-name="Mgr9" draw:text-style-name="MP17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70" draw:name="Shape8_4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147444146" text:style-name="_5f_Numérotation_20_des_20_exercices">
          <text:list-item>
            <text:list>
              <text:list-item>
                <text:p text:style-name="MP87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165" draw:name="Shape4_174" draw:style-name="Mgr1"><draw:path draw:style-name="Mgr10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439467676363" text:continue-numbering="true" text:style-name="_5f_Numérotation_20_des_20_exercices">
          <text:list-item>
            <text:list>
              <text:list-item>
                <text:p text:style-name="MP87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166" draw:name="Shape4_175" draw:style-name="Mgr1"><draw:path draw:style-name="Mgr10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63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64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11">Géométrie plane</text:span> : <text:span text:style-name="MT145">D</text:span><text:span text:style-name="MT11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61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5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62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13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60" draw:name="Shape4_165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7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8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4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5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13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53" draw:name="Shape4_161" draw:style-name="Mgr1"><draw:path draw:style-name="Mgr10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51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52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49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50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145" draw:name="Shape9" draw:style-name="Mgr8" draw:text-style-name="MP17" svg:x1="11.559cm" svg:y1="0.36cm" svg:x2="20.5cm" svg:y2="0.36cm"><text:p/></draw:line><draw:frame text:anchor-type="paragraph" draw:z-index="146" draw:name="Shape8" draw:style-name="Mgr12" draw:text-style-name="MP80" svg:width="2.703cm" svg:height="0.715cm" draw:transform="rotate (0.0872664625997165) translate (-0.172861111111111cm 0.218722222222222cm)"><draw:text-box><text:p text:style-name="MP17"><text:span text:style-name="MT138">Série 1</text:span></text:p></draw:text-box></draw:frame><draw:path text:anchor-type="paragraph" draw:z-index="147" draw:name="Shape7" draw:style-name="Mgr13" draw:text-style-name="MP99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48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44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3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41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42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39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40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38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36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137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34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35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32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33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<text:span text:style-name="MT169">patrons</text:span></text:p></draw:text-box></draw:frame><draw:g text:anchor-type="paragraph" draw:z-index="130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31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28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29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26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solides : Vocabulaire, NatuRE</text:p></draw:text-box></draw:frame><draw:g text:anchor-type="paragraph" draw:z-index="127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4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5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6">Reconnaissance et axes</text:span></text:p>
      </style:header>
      <style:footer>
        <text:p text:style-name="MP13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22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23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0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1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5">Médiatrice d’un segment</text:span></text:p>
      </style:header>
      <style:footer>
        <text:p text:style-name="MP13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18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19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6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117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4">ymétrie axiale : Constructions</text:span></text:p>
      </style:header>
      <style:footer>
        <text:p text:style-name="MP13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14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15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2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3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4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14"> : </text:span><text:span text:style-name="MT180">Axes de symétrie de figures</text:span></text:p>
      </style:header-left>
      <style:footer>
        <text:p text:style-name="MP13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10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11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8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9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3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06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07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4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5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13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02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3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5T23:04:35.669000000</dc:date>
    <meta:editing-duration>P3DT49M50S</meta:editing-duration>
    <meta:editing-cycles>420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792" meta:word-count="3005" meta:character-count="19525" meta:non-whitespace-character-count="16895"/>
    <meta:template xlink:type="simple" xlink:actuate="onRequest" xlink:title="Modele_cahier_numerique" xlink:href="../Modele_cahier_numerique.ott" meta:date="2021-06-26T11:37:57.266475964"/>
  </office:meta>
</office:document-meta>
</file>